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size="12pt" style:font-size-asian="12pt"/>
    </style:style>
    <style:style style:name="T19" style:parent-style-name="Hypertextovýodkaz" style:family="text">
      <style:text-properties fo:font-size="12pt" style:font-size-asian="12pt"/>
    </style:style>
    <style:style style:name="T20" style:parent-style-name="Standardnípísmoodstavce" style:family="text">
      <style:text-properties fo:font-size="12pt" style:font-size-asian="12pt"/>
    </style:style>
    <style:style style:name="P21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1/2023<text:bookmark-end text:name="Text14"/></text:p>
            <text:p text:style-name="Normální">KVOP-9699/2023<text:bookmark-end text:name="Text2"/></text:p>
            <text:p text:style-name="Normální"><text:bookmark-start text:name="Text6"/>10. 03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bookmark-end text:name="Text7"/>Vážený pan</text:p>
            <text:p text:style-name="Normální">M. P.</text:p>
            <text:p text:style-name="Normální"><text:bookmark-start text:name="Text9"/>O., z.s.<text:bookmark-end text:name="Text9"/></text:p>
            <text:p text:style-name="Normální"/>
            <text:p text:style-name="Normální"/>
            <text:p text:style-name="Normální"/>
            <text:p text:style-name="P17">ID DS: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<text:s/>č. 106/1999 Sb., o svobodném přístupu k informacím</text:h>
      <text:p text:style-name="Základnítext">Vážený pane P.,</text:p>
      <text:p text:style-name="Základnítext">dne 3. března 2023 jsme obdrželi Vaši žádost o informace. Žádáte nás o „poskytnutí všech anonymizovaných zpráv o šetření ve věci dočasné ochrany, konkrétně týkající se nemožnosti požádat o<text:s/>dočasnou ochranu v České republice, jestliže bylo požádáno anebo byla udělena dočasná ochrana již v jiném členském státě EU.“</text:p>
      <text:p text:style-name="Základnítext"><text:span text:style-name="Silné">Dáváme Vám tyto informace</text:span>:</text:p>
      <text:p text:style-name="Základnítext">V této věci jsme vydali pouze jednu zprávu o šetření. Je dostupná v Evidenci stanovisek ochránce (ESO)<text:s/>na <text:a xlink:href="https://eso.ochrance.cz/" office:target-frame-name="_top" xlink:show="replace"><text:span text:style-name="Hypertextovýodkaz">eso.ochrance.cz</text:span></text:a><text:s/>po zadání spisové značky 14372/2023/VOP nebo přes tento odkaz:<text:span text:style-name="T18"><text:s/></text:span><text:a xlink:href="https://eso.ochrance.cz/Nalezene/Edit/11420" office:target-frame-name="_top" xlink:show="replace"><text:span text:style-name="T19">https://eso.ochrance.cz/Nalezene/Edit/11420</text:span></text:a><text:span text:style-name="T20">.</text:span></text:p>
      <text:p text:style-name="Základnítext">S pozdravem</text:p>
      <text:p text:style-name="Základnítext"/>
      <text:p text:style-name="P21">JUDr. Pavel<text:s/>Pořízek, Ph.D. v. r.</text:p>
      <text:p text:style-name="podpis">vedoucí Kanceláře veřejného ochránce práv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3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Sledovanýodkaz" style:display-name="Sledovaný odkaz" style:family="text" style:parent-style-name="Standardnípísmoodstavce">
      <style:text-properties fo:color="#954F72" style:text-underline-type="single" style:text-underline-style="solid" style:text-underline-width="auto" style:text-underline-mode="continuous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DEAH*</text:span></text:p>
        <text:p text:style-name="P12"><text:span text:style-name="T13">KVOPX00DDEAH</text:span>KVOPX00DDEAH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4-20T12:09:00Z</meta:creation-date>
    <dc:date>2023-04-20T12:16:00Z</dc:date>
    <meta:print-date>2016-06-27T07:08:00Z</meta:print-date>
    <meta:template xlink:href="KVOP_dopis%20vedoucího" xlink:type="simple"/>
    <meta:editing-cycles>4</meta:editing-cycles>
    <meta:editing-duration>PT180S</meta:editing-duration>
    <meta:user-defined meta:name="ContentTypeId">0x010100D3A71DC738674B4893D02C4CA0E22FAC</meta:user-defined>
    <meta:document-statistic meta:page-count="1" meta:paragraph-count="2" meta:word-count="149" meta:character-count="1030" meta:row-count="7" meta:non-whitespace-character-count="883"/>
  </office:meta>
</office:document-meta>
</file>